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ntarell" svg:font-family="Cantarell" style:font-adornments="Regular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roid Sans1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5in" fo:margin-top="0in" fo:margin-bottom="0.05in" table:align="margins"/>
    </style:style>
    <style:style style:name="Table2.A" style:family="table-column">
      <style:table-column-properties style:column-width="2.5in" style:rel-column-width="21845*"/>
    </style:style>
    <style:style style:name="Table2.B" style:family="table-column">
      <style:table-column-properties style:column-width="2.1618in" style:rel-column-width="18889*"/>
    </style:style>
    <style:style style:name="Table2.C" style:family="table-column">
      <style:table-column-properties style:column-width="2.8382in" style:rel-column-width="24801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7.5in" table:align="margins"/>
    </style:style>
    <style:style style:name="Table1.A" style:family="table-column">
      <style:table-column-properties style:column-width="3.05in" style:rel-column-width="26650*"/>
    </style:style>
    <style:style style:name="Table1.B" style:family="table-column">
      <style:table-column-properties style:column-width="0.55in" style:rel-column-width="4805*"/>
    </style:style>
    <style:style style:name="Table1.I" style:family="table-column">
      <style:table-column-properties style:column-width="0.6007in" style:rel-column-width="525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3" style:family="table">
      <style:table-properties style:width="7.5in" table:align="margins"/>
    </style:style>
    <style:style style:name="Table3.A" style:family="table-column">
      <style:table-column-properties style:column-width="2.5in" style:rel-column-width="21845*"/>
    </style:style>
    <style:style style:name="Table3.B" style:family="table-column">
      <style:table-column-properties style:column-width="2.1097in" style:rel-column-width="18434*"/>
    </style:style>
    <style:style style:name="Table3.C" style:family="table-column">
      <style:table-column-properties style:column-width="2.8903in" style:rel-column-width="25256*"/>
    </style:style>
    <style:style style:name="Table3.A1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fo:font-size="10pt" style:font-size-asian="10pt" style:font-size-complex="10pt"/>
    </style:style>
    <style:style style:name="P7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able_20_Contents">
      <style:text-properties fo:font-size="9pt" style:font-size-asian="9pt" style:font-size-complex="9pt"/>
    </style:style>
    <style:style style:name="P10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11" style:family="paragraph" style:parent-style-name="Heading_20_1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3pt" style:font-size-asian="13pt" style:font-size-complex="13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<text:placeholder text:placeholder-type="text">&lt;if test="sector"&gt;</text:placeholder></text:span><text:span text:style-name="T1"><text:placeholder text:placeholder-type="text">&lt;sector.operational_area.name&gt;</text:placeholder></text:span><text:span text:style-name="T1"> REGIONAL HEALTH AUTHORITY</text:span><text:span text:style-name="T1"><text:placeholder text:placeholder-type="text">&lt;/if&gt;</text:placeholder></text:span><text:span text:style-name="T1"><text:line-break/></text:span><text:span text:style-name="T6"><text:placeholder text:placeholder-type="text">&lt;if test="institution"&gt;</text:placeholder></text:span><text:span text:style-name="T6"><text:placeholder text:placeholder-type="text">&lt;institution.name.name&gt;</text:placeholder></text:span><text:span text:style-name="T6"><text:placeholder text:placeholder-type="text">&lt;if test="parish"&gt;</text:placeholder></text:span><text:span text:style-name="T6">, </text:span><text:span text:style-name="T6"><text:placeholder text:placeholder-type="text">&lt;parish&gt;</text:placeholder></text:span><text:span text:style-name="T6"><text:placeholder text:placeholder-type="text">&lt;/if&gt;</text:placeholder></text:span><text:span text:style-name="T6"><text:placeholder text:placeholder-type="text">&lt;/if&gt;</text:placeholder></text:span></text:p>
      <text:h text:style-name="P11" text:outline-level="1"><text:span text:style-name="T5">Sentinel Surveillance of Select Communicable Diseases/Syndromes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"><text:span text:style-name="T3">Week:</text:span><text:span text:style-name="T2"> </text:span><text:span text:style-name="T2"><text:placeholder text:placeholder-type="text">&lt;epi_week&gt;</text:placeholder></text:span> (epidemiological)</text:p>
          </table:table-cell>
          <table:table-cell table:style-name="Table2.A1" office:value-type="string">
            <text:p text:style-name="P1">Week ending: <text:s/><text:span text:style-name="T2"><text:placeholder text:placeholder-type="text">&lt;end_date.strftime('%F')&gt;</text:placeholder></text:span></text:p>
          </table:table-cell>
          <table:table-cell table:style-name="Table2.A1" office:value-type="string">
            <text:p text:style-name="P5"/>
          </table:table-cell>
        </table:table-row>
      </table:table>
      <table:table table:name="Table1" table:style-name="Table1">
        <table:table-column table:style-name="Table1.A"/>
        <table:table-column table:style-name="Table1.B" table:number-columns-repeated="7"/>
        <table:table-column table:style-name="Table1.I"/>
        <table:table-row>
          <table:table-cell table:style-name="Table1.A1" office:value-type="string">
            <text:p text:style-name="P2">Syndromes/Events</text:p>
          </table:table-cell>
          <table:table-cell table:style-name="Table1.A1" office:value-type="string">
            <text:p text:style-name="P3">Sun</text:p>
          </table:table-cell>
          <table:table-cell table:style-name="Table1.A1" office:value-type="string">
            <text:p text:style-name="P3">Mon</text:p>
          </table:table-cell>
          <table:table-cell table:style-name="Table1.A1" office:value-type="string">
            <text:p text:style-name="P3">Tue</text:p>
          </table:table-cell>
          <table:table-cell table:style-name="Table1.A1" office:value-type="string">
            <text:p text:style-name="P3">Wed</text:p>
          </table:table-cell>
          <table:table-cell table:style-name="Table1.A1" office:value-type="string">
            <text:p text:style-name="P3">Thu</text:p>
          </table:table-cell>
          <table:table-cell table:style-name="Table1.A1" office:value-type="string">
            <text:p text:style-name="P3">Fri</text:p>
          </table:table-cell>
          <table:table-cell table:style-name="Table1.A1" office:value-type="string">
            <text:p text:style-name="P3">Sat</text:p>
          </table:table-cell>
          <table:table-cell table:style-name="Table1.I1" office:value-type="string">
            <text:p text:style-name="P3">Total</text:p>
          </table:table-cell>
        </table:table-row>
        <table:table-row>
          <table:table-cell table:style-name="Table1.A2" table:number-columns-spanned="9" office:value-type="string">
            <text:p text:style-name="Table_20_Contents"><text:placeholder text:placeholder-type="text">&lt;for each="line in syndrome_count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6"><text:placeholder text:placeholder-type="text">&lt;choose test=""&gt;</text:placeholder><text:placeholder text:placeholder-type="text">&lt;when test="line.summary"&gt;</text:placeholder><text:span text:style-name="T2"><text:placeholder text:placeholder-type="text">&lt;line.title&gt;</text:placeholder></text:span><text:placeholder text:placeholder-type="text">&lt;/when&gt;</text:placeholder><text:placeholder text:placeholder-type="text">&lt;otherwise&gt;</text:placeholder><text:placeholder text:placeholder-type="text">&lt;line.title&gt;</text:placeholder><text:placeholder text:placeholder-type="text">&lt;/otherwise&gt;</text:placeholder><text:placeholder text:placeholder-type="text">&lt;/choose&gt;</text:placeholder></text:p>
          </table:table-cell>
          <table:table-cell table:style-name="Table1.A3" office:value-type="string">
            <text:p text:style-name="P7"><text:placeholder text:placeholder-type="text">&lt;line.Sun&gt;</text:placeholder></text:p>
          </table:table-cell>
          <table:table-cell table:style-name="Table1.A3" office:value-type="string">
            <text:p text:style-name="P7"><text:placeholder text:placeholder-type="text">&lt;line.Mon&gt;</text:placeholder></text:p>
          </table:table-cell>
          <table:table-cell table:style-name="Table1.A3" office:value-type="string">
            <text:p text:style-name="P7"><text:placeholder text:placeholder-type="text">&lt;line.Tue&gt;</text:placeholder></text:p>
          </table:table-cell>
          <table:table-cell table:style-name="Table1.A3" office:value-type="string">
            <text:p text:style-name="P7"><text:placeholder text:placeholder-type="text">&lt;line.Wed&gt;</text:placeholder></text:p>
          </table:table-cell>
          <table:table-cell table:style-name="Table1.A3" office:value-type="string">
            <text:p text:style-name="P7"><text:placeholder text:placeholder-type="text">&lt;line.Thu&gt;</text:placeholder></text:p>
          </table:table-cell>
          <table:table-cell table:style-name="Table1.A3" office:value-type="string">
            <text:p text:style-name="P7"><text:placeholder text:placeholder-type="text">&lt;line.Fri&gt;</text:placeholder></text:p>
          </table:table-cell>
          <table:table-cell table:style-name="Table1.A3" office:value-type="string">
            <text:p text:style-name="P7"><text:placeholder text:placeholder-type="text">&lt;line.Sat&gt;</text:placeholder></text:p>
          </table:table-cell>
          <table:table-cell table:style-name="Table1.A2" office:value-type="string">
            <text:p text:style-name="P7"><text:placeholder text:placeholder-type="text">&lt;line.total&gt;</text:placeholder></text:p>
          </table:table-cell>
        </table:table-row>
        <table:table-row>
          <table:table-cell table:style-name="Table1.A2" table:number-columns-spanned="9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4">Total Patient Seen</text:p>
          </table:table-cell>
          <table:table-cell table:style-name="Table1.A3" office:value-type="string">
            <text:p text:style-name="P8"><text:placeholder text:placeholder-type="text">&lt;totals.Sun&gt;</text:placeholder></text:p>
          </table:table-cell>
          <table:table-cell table:style-name="Table1.A3" office:value-type="string">
            <text:p text:style-name="P8"><text:placeholder text:placeholder-type="text">&lt;totals.Mon&gt;</text:placeholder></text:p>
          </table:table-cell>
          <table:table-cell table:style-name="Table1.A3" office:value-type="string">
            <text:p text:style-name="P8"><text:placeholder text:placeholder-type="text">&lt;totals.Tue&gt;</text:placeholder></text:p>
          </table:table-cell>
          <table:table-cell table:style-name="Table1.A3" office:value-type="string">
            <text:p text:style-name="P8"><text:placeholder text:placeholder-type="text">&lt;totals.Wed&gt;</text:placeholder></text:p>
          </table:table-cell>
          <table:table-cell table:style-name="Table1.A3" office:value-type="string">
            <text:p text:style-name="P8"><text:placeholder text:placeholder-type="text">&lt;totals.Thu&gt;</text:placeholder></text:p>
          </table:table-cell>
          <table:table-cell table:style-name="Table1.A3" office:value-type="string">
            <text:p text:style-name="P8"><text:placeholder text:placeholder-type="text">&lt;totals.Fri&gt;</text:placeholder></text:p>
          </table:table-cell>
          <table:table-cell table:style-name="Table1.A3" office:value-type="string">
            <text:p text:style-name="P8"><text:placeholder text:placeholder-type="text">&lt;totals.Sat&gt;</text:placeholder></text:p>
          </table:table-cell>
          <table:table-cell table:style-name="Table1.A2" office:value-type="string">
            <text:p text:style-name="P8"><text:placeholder text:placeholder-type="text">&lt;totals.total&gt;</text:placeholder></text:p>
            <text:p text:style-name="P8"/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0"/>
          </table:table-cell>
        </table:table-row>
      </table:table>
      <text:p text:style-name="P10">Generated: <text:placeholder text:placeholder-type="text">&lt;now_date.strftime('%F %r')&gt;</text:placeholder> by <text:placeholder text:placeholder-type="text">&lt;user.name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Cantarell" svg:font-family="Cantarell" style:font-adornments="Regular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roid Sans1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ntarell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Cantarell" fo:font-size="14pt" style:font-name-asian="Droid Sans1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 DM</meta:initial-creator>
    <meta:creation-date>2015-01-31T21:30:38</meta:creation-date>
    <meta:generator>LibreOffice/3.5$Linux_X86_64 LibreOffice_project/350m1$Build-2</meta:generator>
    <meta:editing-duration>PT5H56M50S</meta:editing-duration>
    <meta:editing-cycles>18</meta:editing-cycles>
    <meta:keyword>syndrome outbreak</meta:keyword>
    <dc:title>Syndromic Surveillance Report</dc:title>
    <dc:date>2015-02-11T13:12:16</dc:date>
    <dc:creator>Marc DM</dc:creator>
    <meta:document-statistic meta:table-count="3" meta:image-count="0" meta:object-count="0" meta:page-count="1" meta:paragraph-count="34" meta:word-count="62" meta:character-count="742" meta:non-whitespace-character-count="713"/>
  </office:meta>
</office:document-meta>
</file>